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0.34pt"/>
    </style:style>
    <style:style style:name="co4" style:family="table-column">
      <style:table-column-properties fo:break-before="auto" style:column-width="157.61pt"/>
    </style:style>
    <style:style style:name="ro1" style:family="table-row">
      <style:table-row-properties style:row-height="2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<text:a xlink:href="http://www.ncleg.net/gascripts/members/memberListNoPic.pl?sChamber=House&amp;sSortOrder=party" xlink:type="simple">Party</text:a></text:p>
          </table:table-cell>
          <table:table-cell table:style-name="ce3" office:value-type="string" calcext:value-type="string">
            <text:p><text:a xlink:href="http://www.ncleg.net/gascripts/members/memberListNoPic.pl?sChamber=House&amp;sSortOrder=district" xlink:type="simple">District</text:a></text:p>
          </table:table-cell>
          <table:table-cell table:style-name="ce3" office:value-type="string" calcext:value-type="string">
            <text:p><text:a xlink:href="http://www.ncleg.net/gascripts/members/memberListNoPic.pl?sChamber=House" xlink:type="simple">Member</text:a></text:p>
          </table:table-cell>
          <table:table-cell table:style-name="ce1" office:value-type="string" calcext:value-type="string">
            <text:p>Counties Represented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6.pdf" xlink:type="simple">District 96</text:a></text:p>
          </table:table-cell>
          <table:table-cell office:value-type="string" calcext:value-type="string">
            <text:p><text:a xlink:href="http://www.ncleg.net/gascripts/members/viewMember.pl?sChamber=House&amp;nUserID=697" xlink:type="simple">Jay Adams</text:a></text:p>
          </table:table-cell>
          <table:table-cell office:value-type="string" calcext:value-type="string">
            <text:p><text:a xlink:href="http://www.ncleg.net/gascripts/counties/counties.pl?county=Catawba" xlink:type="simple">Catawba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1.pdf" xlink:type="simple">District 41</text:a></text:p>
          </table:table-cell>
          <table:table-cell office:value-type="string" calcext:value-type="string">
            <text:p><text:a xlink:href="http://www.ncleg.net/gascripts/members/viewMember.pl?sChamber=House&amp;nUserID=688" xlink:type="simple">Gale Adcock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15.pdf" xlink:type="simple">District 115</text:a></text:p>
          </table:table-cell>
          <table:table-cell office:value-type="string" calcext:value-type="string">
            <text:p><text:a xlink:href="http://www.ncleg.net/gascripts/members/viewMember.pl?sChamber=House&amp;nUserID=689" xlink:type="simple">John Ager</text:a></text:p>
          </table:table-cell>
          <table:table-cell office:value-type="string" calcext:value-type="string">
            <text:p><text:a xlink:href="http://www.ncleg.net/gascripts/counties/counties.pl?county=Buncombe" xlink:type="simple">Buncomb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07.pdf" xlink:type="simple">District 107</text:a></text:p>
          </table:table-cell>
          <table:table-cell office:value-type="string" calcext:value-type="string">
            <text:p><text:a xlink:href="http://www.ncleg.net/gascripts/members/viewMember.pl?sChamber=House&amp;nUserID=579" xlink:type="simple">Kelly M. Alexander, Jr.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9.pdf" xlink:type="simple">District 69</text:a></text:p>
          </table:table-cell>
          <table:table-cell office:value-type="string" calcext:value-type="string">
            <text:p><text:a xlink:href="http://www.ncleg.net/gascripts/members/viewMember.pl?sChamber=House&amp;nUserID=640" xlink:type="simple">Dean Arp</text:a></text:p>
          </table:table-cell>
          <table:table-cell office:value-type="string" calcext:value-type="string">
            <text:p><text:a xlink:href="http://www.ncleg.net/gascripts/counties/counties.pl?county=Union" xlink:type="simple">Uni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00.pdf" xlink:type="simple">District 100</text:a></text:p>
          </table:table-cell>
          <table:table-cell office:value-type="string" calcext:value-type="string">
            <text:p><text:a xlink:href="http://www.ncleg.net/gascripts/members/viewMember.pl?sChamber=House&amp;nUserID=710" xlink:type="simple">John Autry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9.pdf" xlink:type="simple">District 49</text:a></text:p>
          </table:table-cell>
          <table:table-cell office:value-type="string" calcext:value-type="string">
            <text:p><text:a xlink:href="http://www.ncleg.net/gascripts/members/viewMember.pl?sChamber=House&amp;nUserID=711" xlink:type="simple">Cynthia Ball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92.pdf" xlink:type="simple">District 92</text:a></text:p>
          </table:table-cell>
          <table:table-cell office:value-type="string" calcext:value-type="string">
            <text:p><text:a xlink:href="http://www.ncleg.net/gascripts/members/viewMember.pl?sChamber=House&amp;nUserID=712" xlink:type="simple">Chaz Beasley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88.pdf" xlink:type="simple">District 88</text:a></text:p>
          </table:table-cell>
          <table:table-cell office:value-type="string" calcext:value-type="string">
            <text:p><text:a xlink:href="http://www.ncleg.net/gascripts/members/viewMember.pl?sChamber=House&amp;nUserID=713" xlink:type="simple">Mary Belk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0.pdf" xlink:type="simple">District 10</text:a></text:p>
          </table:table-cell>
          <table:table-cell office:value-type="string" calcext:value-type="string">
            <text:p><text:a xlink:href="http://www.ncleg.net/gascripts/members/viewMember.pl?sChamber=House&amp;nUserID=661" xlink:type="simple">John R. Bell, IV</text:a></text:p>
          </table:table-cell>
          <table:table-cell office:value-type="string" calcext:value-type="string">
            <text:p><text:a xlink:href="http://www.ncleg.net/gascripts/counties/counties.pl?county=Craven" xlink:type="simple">Craven</text:a>, <text:a xlink:href="http://www.ncleg.net/gascripts/counties/counties.pl?county=Greene" xlink:type="simple">Greene</text:a>, <text:a xlink:href="http://www.ncleg.net/gascripts/counties/counties.pl?county=Lenoir" xlink:type="simple">Lenoir</text:a>, <text:a xlink:href="http://www.ncleg.net/gascripts/counties/counties.pl?county=Wayne" xlink:type="simple">Wayne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1.pdf" xlink:type="simple">District 21</text:a></text:p>
          </table:table-cell>
          <table:table-cell office:value-type="string" calcext:value-type="string">
            <text:p><text:a xlink:href="http://www.ncleg.net/gascripts/members/viewMember.pl?sChamber=House&amp;nUserID=301" xlink:type="simple">Larry M. Bell</text:a></text:p>
          </table:table-cell>
          <table:table-cell office:value-type="string" calcext:value-type="string">
            <text:p><text:a xlink:href="http://www.ncleg.net/gascripts/counties/counties.pl?county=Duplin" xlink:type="simple">Duplin</text:a>, <text:a xlink:href="http://www.ncleg.net/gascripts/counties/counties.pl?county=Sampson" xlink:type="simple">Sampson</text:a>, <text:a xlink:href="http://www.ncleg.net/gascripts/counties/counties.pl?county=Wayne" xlink:type="simple">Wayne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9.pdf" xlink:type="simple">District 29</text:a></text:p>
          </table:table-cell>
          <table:table-cell office:value-type="string" calcext:value-type="string">
            <text:p><text:a xlink:href="http://www.ncleg.net/gascripts/members/viewMember.pl?sChamber=House&amp;nUserID=731" xlink:type="simple">MaryAnn Black</text:a> [ Appointed 02/15/2017 ]</text:p>
          </table:table-cell>
          <table:table-cell office:value-type="string" calcext:value-type="string">
            <text:p><text:a xlink:href="http://www.ncleg.net/gascripts/counties/counties.pl?county=Durham" xlink:type="simple">Durham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6.pdf" xlink:type="simple">District 86</text:a></text:p>
          </table:table-cell>
          <table:table-cell office:value-type="string" calcext:value-type="string">
            <text:p><text:a xlink:href="http://www.ncleg.net/gascripts/members/viewMember.pl?sChamber=House&amp;nUserID=580" xlink:type="simple">Hugh Blackwell</text:a></text:p>
          </table:table-cell>
          <table:table-cell office:value-type="string" calcext:value-type="string">
            <text:p><text:a xlink:href="http://www.ncleg.net/gascripts/counties/counties.pl?county=Burke" xlink:type="simple">Burk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2.pdf" xlink:type="simple">District 62</text:a></text:p>
          </table:table-cell>
          <table:table-cell office:value-type="string" calcext:value-type="string">
            <text:p><text:a xlink:href="http://www.ncleg.net/gascripts/members/viewMember.pl?sChamber=House&amp;nUserID=234" xlink:type="simple">John M. Blust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52.pdf" xlink:type="simple">District 52</text:a></text:p>
          </table:table-cell>
          <table:table-cell office:value-type="string" calcext:value-type="string">
            <text:p><text:a xlink:href="http://www.ncleg.net/gascripts/members/viewMember.pl?sChamber=House&amp;nUserID=581" xlink:type="simple">James L. Boles, Jr.</text:a></text:p>
          </table:table-cell>
          <table:table-cell office:value-type="string" calcext:value-type="string">
            <text:p><text:a xlink:href="http://www.ncleg.net/gascripts/counties/counties.pl?county=Moore" xlink:type="simple">Moore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.pdf" xlink:type="simple">District 6</text:a></text:p>
          </table:table-cell>
          <table:table-cell office:value-type="string" calcext:value-type="string">
            <text:p><text:a xlink:href="http://www.ncleg.net/gascripts/members/viewMember.pl?sChamber=House&amp;nUserID=714" xlink:type="simple">Beverly G. Boswell</text:a></text:p>
          </table:table-cell>
          <table:table-cell office:value-type="string" calcext:value-type="string">
            <text:p><text:a xlink:href="http://www.ncleg.net/gascripts/counties/counties.pl?county=Beaufort" xlink:type="simple">Beaufort</text:a>, <text:a xlink:href="http://www.ncleg.net/gascripts/counties/counties.pl?county=Dare" xlink:type="simple">Dare</text:a>, <text:a xlink:href="http://www.ncleg.net/gascripts/counties/counties.pl?county=Hyde" xlink:type="simple">Hyde</text:a>, <text:a xlink:href="http://www.ncleg.net/gascripts/counties/counties.pl?county=Washington" xlink:type="simple">Washingt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8.pdf" xlink:type="simple">District 98</text:a></text:p>
          </table:table-cell>
          <table:table-cell office:value-type="string" calcext:value-type="string">
            <text:p><text:a xlink:href="http://www.ncleg.net/gascripts/members/viewMember.pl?sChamber=House&amp;nUserID=690" xlink:type="simple">John R. Bradford, III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03.pdf" xlink:type="simple">District 103</text:a></text:p>
          </table:table-cell>
          <table:table-cell office:value-type="string" calcext:value-type="string">
            <text:p><text:a xlink:href="http://www.ncleg.net/gascripts/members/viewMember.pl?sChamber=House&amp;nUserID=609" xlink:type="simple">William Brawley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2.pdf" xlink:type="simple">District 22</text:a></text:p>
          </table:table-cell>
          <table:table-cell office:value-type="string" calcext:value-type="string">
            <text:p><text:a xlink:href="http://www.ncleg.net/gascripts/members/viewMember.pl?sChamber=House&amp;nUserID=558" xlink:type="simple">William D. Brisson</text:a></text:p>
          </table:table-cell>
          <table:table-cell office:value-type="string" calcext:value-type="string">
            <text:p><text:a xlink:href="http://www.ncleg.net/gascripts/counties/counties.pl?county=Bladen" xlink:type="simple">Bladen</text:a>, <text:a xlink:href="http://www.ncleg.net/gascripts/counties/counties.pl?county=Johnston" xlink:type="simple">Johnston</text:a>, <text:a xlink:href="http://www.ncleg.net/gascripts/counties/counties.pl?county=Sampson" xlink:type="simple">Samps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60.pdf" xlink:type="simple">District 60</text:a></text:p>
          </table:table-cell>
          <table:table-cell office:value-type="string" calcext:value-type="string">
            <text:p><text:a xlink:href="http://www.ncleg.net/gascripts/members/viewMember.pl?sChamber=House&amp;nUserID=691" xlink:type="simple">Cecil Brockman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55.pdf" xlink:type="simple">District 55</text:a></text:p>
          </table:table-cell>
          <table:table-cell office:value-type="string" calcext:value-type="string">
            <text:p><text:a xlink:href="http://www.ncleg.net/gascripts/members/viewMember.pl?sChamber=House&amp;nUserID=663" xlink:type="simple">Mark Brody</text:a></text:p>
          </table:table-cell>
          <table:table-cell office:value-type="string" calcext:value-type="string">
            <text:p><text:a xlink:href="http://www.ncleg.net/gascripts/counties/counties.pl?county=Anson" xlink:type="simple">Anson</text:a>, <text:a xlink:href="http://www.ncleg.net/gascripts/counties/counties.pl?county=Union" xlink:type="simple">Uni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09.pdf" xlink:type="simple">District 109</text:a></text:p>
          </table:table-cell>
          <table:table-cell office:value-type="string" calcext:value-type="string">
            <text:p><text:a xlink:href="http://www.ncleg.net/gascripts/members/viewMember.pl?sChamber=House&amp;nUserID=659" xlink:type="simple">Dana Bumgardner</text:a></text:p>
          </table:table-cell>
          <table:table-cell office:value-type="string" calcext:value-type="string">
            <text:p><text:a xlink:href="http://www.ncleg.net/gascripts/counties/counties.pl?county=Gaston" xlink:type="simple">Gaston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7.pdf" xlink:type="simple">District 67</text:a></text:p>
          </table:table-cell>
          <table:table-cell office:value-type="string" calcext:value-type="string">
            <text:p><text:a xlink:href="http://www.ncleg.net/gascripts/members/viewMember.pl?sChamber=House&amp;nUserID=582" xlink:type="simple">Justin P. Burr</text:a></text:p>
          </table:table-cell>
          <table:table-cell office:value-type="string" calcext:value-type="string">
            <text:p><text:a xlink:href="http://www.ncleg.net/gascripts/counties/counties.pl?county=Montgomery" xlink:type="simple">Montgomery</text:a>, <text:a xlink:href="http://www.ncleg.net/gascripts/counties/counties.pl?county=Stanly" xlink:type="simple">Stanly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8.pdf" xlink:type="simple">District 18</text:a></text:p>
          </table:table-cell>
          <table:table-cell office:value-type="string" calcext:value-type="string">
            <text:p><text:a xlink:href="http://www.ncleg.net/gascripts/members/viewMember.pl?sChamber=House&amp;nUserID=730" xlink:type="simple">Deb Butler</text:a> [ Appointed 02/06/2017 ]</text:p>
          </table:table-cell>
          <table:table-cell office:value-type="string" calcext:value-type="string">
            <text:p><text:a xlink:href="http://www.ncleg.net/gascripts/counties/counties.pl?county=Brunswick" xlink:type="simple">Brunswick</text:a>, <text:a xlink:href="http://www.ncleg.net/gascripts/counties/counties.pl?county=New%20Hanover" xlink:type="simple">New Hanover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02.pdf" xlink:type="simple">District 102</text:a></text:p>
          </table:table-cell>
          <table:table-cell office:value-type="string" calcext:value-type="string">
            <text:p><text:a xlink:href="http://www.ncleg.net/gascripts/members/viewMember.pl?sChamber=House&amp;nUserID=322" xlink:type="simple">Becky Carney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9.pdf" xlink:type="simple">District 119</text:a></text:p>
          </table:table-cell>
          <table:table-cell office:value-type="string" calcext:value-type="string">
            <text:p><text:a xlink:href="http://www.ncleg.net/gascripts/members/viewMember.pl?sChamber=House&amp;nUserID=715" xlink:type="simple">Mike Clampitt</text:a></text:p>
          </table:table-cell>
          <table:table-cell office:value-type="string" calcext:value-type="string">
            <text:p><text:a xlink:href="http://www.ncleg.net/gascripts/counties/counties.pl?county=Haywood" xlink:type="simple">Haywood</text:a>, <text:a xlink:href="http://www.ncleg.net/gascripts/counties/counties.pl?county=Jackson" xlink:type="simple">Jackson</text:a>, <text:a xlink:href="http://www.ncleg.net/gascripts/counties/counties.pl?county=Swain" xlink:type="simple">Swai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4.pdf" xlink:type="simple">District 14</text:a></text:p>
          </table:table-cell>
          <table:table-cell office:value-type="string" calcext:value-type="string">
            <text:p><text:a xlink:href="http://www.ncleg.net/gascripts/members/viewMember.pl?sChamber=House&amp;nUserID=476" xlink:type="simple">George G. Cleveland</text:a></text:p>
          </table:table-cell>
          <table:table-cell office:value-type="string" calcext:value-type="string">
            <text:p><text:a xlink:href="http://www.ncleg.net/gascripts/counties/counties.pl?county=Onslow" xlink:type="simple">Onslow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25.pdf" xlink:type="simple">District 25</text:a></text:p>
          </table:table-cell>
          <table:table-cell office:value-type="string" calcext:value-type="string">
            <text:p><text:a xlink:href="http://www.ncleg.net/gascripts/members/viewMember.pl?sChamber=House&amp;nUserID=611" xlink:type="simple">Jeff Collins</text:a></text:p>
          </table:table-cell>
          <table:table-cell office:value-type="string" calcext:value-type="string">
            <text:p><text:a xlink:href="http://www.ncleg.net/gascripts/counties/counties.pl?county=Franklin" xlink:type="simple">Franklin</text:a>, <text:a xlink:href="http://www.ncleg.net/gascripts/counties/counties.pl?county=Nash" xlink:type="simple">Nash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4.pdf" xlink:type="simple">District 74</text:a></text:p>
          </table:table-cell>
          <table:table-cell office:value-type="string" calcext:value-type="string">
            <text:p><text:a xlink:href="http://www.ncleg.net/gascripts/members/viewMember.pl?sChamber=House&amp;nUserID=675" xlink:type="simple">Debra Conrad</text:a></text:p>
          </table:table-cell>
          <table:table-cell office:value-type="string" calcext:value-type="string">
            <text:p><text:a xlink:href="http://www.ncleg.net/gascripts/counties/counties.pl?county=Forsyth" xlink:type="simple">Forsyth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20.pdf" xlink:type="simple">District 120</text:a></text:p>
          </table:table-cell>
          <table:table-cell office:value-type="string" calcext:value-type="string">
            <text:p><text:a xlink:href="http://www.ncleg.net/gascripts/members/viewMember.pl?sChamber=House&amp;nUserID=716" xlink:type="simple">Kevin Corbin</text:a></text:p>
          </table:table-cell>
          <table:table-cell office:value-type="string" calcext:value-type="string">
            <text:p><text:a xlink:href="http://www.ncleg.net/gascripts/counties/counties.pl?county=Cherokee" xlink:type="simple">Cherokee</text:a>, <text:a xlink:href="http://www.ncleg.net/gascripts/counties/counties.pl?county=Clay" xlink:type="simple">Clay</text:a>, <text:a xlink:href="http://www.ncleg.net/gascripts/counties/counties.pl?county=Graham" xlink:type="simple">Graham</text:a>, <text:a xlink:href="http://www.ncleg.net/gascripts/counties/counties.pl?county=Macon" xlink:type="simple">Mac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06.pdf" xlink:type="simple">District 106</text:a></text:p>
          </table:table-cell>
          <table:table-cell office:value-type="string" calcext:value-type="string">
            <text:p><text:a xlink:href="http://www.ncleg.net/gascripts/members/viewMember.pl?sChamber=House&amp;nUserID=642" xlink:type="simple">Carla D. Cunningham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9.pdf" xlink:type="simple">District 19</text:a></text:p>
          </table:table-cell>
          <table:table-cell office:value-type="string" calcext:value-type="string">
            <text:p><text:a xlink:href="http://www.ncleg.net/gascripts/members/viewMember.pl?sChamber=House&amp;nUserID=637" xlink:type="simple">Ted Davis, Jr.</text:a></text:p>
          </table:table-cell>
          <table:table-cell office:value-type="string" calcext:value-type="string">
            <text:p><text:a xlink:href="http://www.ncleg.net/gascripts/counties/counties.pl?county=New%20Hanover" xlink:type="simple">New Hanover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4.pdf" xlink:type="simple">District 4</text:a></text:p>
          </table:table-cell>
          <table:table-cell office:value-type="string" calcext:value-type="string">
            <text:p><text:a xlink:href="http://www.ncleg.net/gascripts/members/viewMember.pl?sChamber=House&amp;nUserID=613" xlink:type="simple">Jimmy Dixon</text:a></text:p>
          </table:table-cell>
          <table:table-cell office:value-type="string" calcext:value-type="string">
            <text:p><text:a xlink:href="http://www.ncleg.net/gascripts/counties/counties.pl?county=Duplin" xlink:type="simple">Duplin</text:a>, <text:a xlink:href="http://www.ncleg.net/gascripts/counties/counties.pl?county=Wayne" xlink:type="simple">Wayne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5.pdf" xlink:type="simple">District 85</text:a></text:p>
          </table:table-cell>
          <table:table-cell office:value-type="string" calcext:value-type="string">
            <text:p><text:a xlink:href="http://www.ncleg.net/gascripts/members/viewMember.pl?sChamber=House&amp;nUserID=681" xlink:type="simple">Josh Dobson</text:a></text:p>
          </table:table-cell>
          <table:table-cell office:value-type="string" calcext:value-type="string">
            <text:p><text:a xlink:href="http://www.ncleg.net/gascripts/counties/counties.pl?county=Avery" xlink:type="simple">Avery</text:a>, <text:a xlink:href="http://www.ncleg.net/gascripts/counties/counties.pl?county=McDowell" xlink:type="simple">McDowell</text:a>, <text:a xlink:href="http://www.ncleg.net/gascripts/counties/counties.pl?county=Mitchell" xlink:type="simple">Mitchell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36.pdf" xlink:type="simple">District 36</text:a></text:p>
          </table:table-cell>
          <table:table-cell office:value-type="string" calcext:value-type="string">
            <text:p><text:a xlink:href="http://www.ncleg.net/gascripts/members/viewMember.pl?sChamber=House&amp;nUserID=489" xlink:type="simple">Nelson Dollar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04.pdf" xlink:type="simple">District 104</text:a></text:p>
          </table:table-cell>
          <table:table-cell office:value-type="string" calcext:value-type="string">
            <text:p><text:a xlink:href="http://www.ncleg.net/gascripts/members/viewMember.pl?sChamber=House&amp;nUserID=717" xlink:type="simple">Andy Dulin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01.pdf" xlink:type="simple">District 101</text:a></text:p>
          </table:table-cell>
          <table:table-cell office:value-type="string" calcext:value-type="string">
            <text:p><text:a xlink:href="http://www.ncleg.net/gascripts/members/viewMember.pl?sChamber=House&amp;nUserID=34" xlink:type="simple">Beverly M. Earle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4.pdf" xlink:type="simple">District 94</text:a></text:p>
          </table:table-cell>
          <table:table-cell office:value-type="string" calcext:value-type="string">
            <text:p><text:a xlink:href="http://www.ncleg.net/gascripts/members/viewMember.pl?sChamber=House&amp;nUserID=643" xlink:type="simple">Jeffrey Elmore</text:a></text:p>
          </table:table-cell>
          <table:table-cell office:value-type="string" calcext:value-type="string">
            <text:p><text:a xlink:href="http://www.ncleg.net/gascripts/counties/counties.pl?county=Alleghany" xlink:type="simple">Alleghany</text:a>, <text:a xlink:href="http://www.ncleg.net/gascripts/counties/counties.pl?county=Wilkes" xlink:type="simple">Wilkes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1.pdf" xlink:type="simple">District 61</text:a></text:p>
          </table:table-cell>
          <table:table-cell office:value-type="string" calcext:value-type="string">
            <text:p><text:a xlink:href="http://www.ncleg.net/gascripts/members/viewMember.pl?sChamber=House&amp;nUserID=603" xlink:type="simple">John Faircloth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4.pdf" xlink:type="simple">District 24</text:a></text:p>
          </table:table-cell>
          <table:table-cell office:value-type="string" calcext:value-type="string">
            <text:p><text:a xlink:href="http://www.ncleg.net/gascripts/members/viewMember.pl?sChamber=House&amp;nUserID=379" xlink:type="simple">Jean Farmer-Butterfield</text:a></text:p>
          </table:table-cell>
          <table:table-cell office:value-type="string" calcext:value-type="string">
            <text:p><text:a xlink:href="http://www.ncleg.net/gascripts/counties/counties.pl?county=Pitt" xlink:type="simple">Pitt</text:a>, <text:a xlink:href="http://www.ncleg.net/gascripts/counties/counties.pl?county=Wilson" xlink:type="simple">Wils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14.pdf" xlink:type="simple">District 114</text:a></text:p>
          </table:table-cell>
          <table:table-cell office:value-type="string" calcext:value-type="string">
            <text:p><text:a xlink:href="http://www.ncleg.net/gascripts/members/viewMember.pl?sChamber=House&amp;nUserID=463" xlink:type="simple">Susan C. Fisher</text:a></text:p>
          </table:table-cell>
          <table:table-cell office:value-type="string" calcext:value-type="string">
            <text:p><text:a xlink:href="http://www.ncleg.net/gascripts/counties/counties.pl?county=Buncombe" xlink:type="simple">Buncomb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3.pdf" xlink:type="simple">District 43</text:a></text:p>
          </table:table-cell>
          <table:table-cell office:value-type="string" calcext:value-type="string">
            <text:p><text:a xlink:href="http://www.ncleg.net/gascripts/members/viewMember.pl?sChamber=House&amp;nUserID=583" xlink:type="simple">Elmer Floyd</text:a></text:p>
          </table:table-cell>
          <table:table-cell office:value-type="string" calcext:value-type="string">
            <text:p><text:a xlink:href="http://www.ncleg.net/gascripts/counties/counties.pl?county=Cumberland" xlink:type="simple">Cumberland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6.pdf" xlink:type="simple">District 76</text:a></text:p>
          </table:table-cell>
          <table:table-cell office:value-type="string" calcext:value-type="string">
            <text:p><text:a xlink:href="http://www.ncleg.net/gascripts/members/viewMember.pl?sChamber=House&amp;nUserID=644" xlink:type="simple">Carl Ford</text:a></text:p>
          </table:table-cell>
          <table:table-cell office:value-type="string" calcext:value-type="string">
            <text:p><text:a xlink:href="http://www.ncleg.net/gascripts/counties/counties.pl?county=Cabarrus" xlink:type="simple">Cabarrus</text:a>, <text:a xlink:href="http://www.ncleg.net/gascripts/counties/counties.pl?county=Rowan" xlink:type="simple">Rowa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5.pdf" xlink:type="simple">District 95</text:a></text:p>
          </table:table-cell>
          <table:table-cell office:value-type="string" calcext:value-type="string">
            <text:p><text:a xlink:href="http://www.ncleg.net/gascripts/members/viewMember.pl?sChamber=House&amp;nUserID=686" xlink:type="simple">John A. Fraley</text:a></text:p>
          </table:table-cell>
          <table:table-cell office:value-type="string" calcext:value-type="string">
            <text:p><text:a xlink:href="http://www.ncleg.net/gascripts/counties/counties.pl?county=Iredell" xlink:type="simple">Iredell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2.pdf" xlink:type="simple">District 32</text:a></text:p>
          </table:table-cell>
          <table:table-cell office:value-type="string" calcext:value-type="string">
            <text:p><text:a xlink:href="http://www.ncleg.net/gascripts/members/viewMember.pl?sChamber=House&amp;nUserID=718" xlink:type="simple">Terry E. Garrison</text:a></text:p>
          </table:table-cell>
          <table:table-cell office:value-type="string" calcext:value-type="string">
            <text:p><text:a xlink:href="http://www.ncleg.net/gascripts/counties/counties.pl?county=Granville" xlink:type="simple">Granville</text:a>, <text:a xlink:href="http://www.ncleg.net/gascripts/counties/counties.pl?county=Vance" xlink:type="simple">Vance</text:a>, <text:a xlink:href="http://www.ncleg.net/gascripts/counties/counties.pl?county=Warren" xlink:type="simple">Warre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3.pdf" xlink:type="simple">District 33</text:a></text:p>
          </table:table-cell>
          <table:table-cell office:value-type="string" calcext:value-type="string">
            <text:p><text:a xlink:href="http://www.ncleg.net/gascripts/members/viewMember.pl?sChamber=House&amp;nUserID=597" xlink:type="simple">Rosa U. Gill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5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66.pdf" xlink:type="simple">District 66</text:a></text:p>
          </table:table-cell>
          <table:table-cell office:value-type="string" calcext:value-type="string">
            <text:p><text:a xlink:href="http://www.ncleg.net/gascripts/members/viewMember.pl?sChamber=House&amp;nUserID=614" xlink:type="simple">Ken Goodman</text:a></text:p>
          </table:table-cell>
          <table:table-cell office:value-type="string" calcext:value-type="string">
            <text:p><text:a xlink:href="http://www.ncleg.net/gascripts/counties/counties.pl?county=Hoke" xlink:type="simple">Hoke</text:a>, <text:a xlink:href="http://www.ncleg.net/gascripts/counties/counties.pl?county=Montgomery" xlink:type="simple">Montgomery</text:a>, <text:a xlink:href="http://www.ncleg.net/gascripts/counties/counties.pl?county=Richmond" xlink:type="simple">Richmond</text:a>, <text:a xlink:href="http://www.ncleg.net/gascripts/counties/counties.pl?county=Robeson" xlink:type="simple">Robeson</text:a>, <text:a xlink:href="http://www.ncleg.net/gascripts/counties/counties.pl?county=Scotland" xlink:type="simple">Scotland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7.pdf" xlink:type="simple">District 47</text:a></text:p>
          </table:table-cell>
          <table:table-cell office:value-type="string" calcext:value-type="string">
            <text:p><text:a xlink:href="http://www.ncleg.net/gascripts/members/viewMember.pl?sChamber=House&amp;nUserID=615" xlink:type="simple">Charles Graham</text:a></text:p>
          </table:table-cell>
          <table:table-cell office:value-type="string" calcext:value-type="string">
            <text:p><text:a xlink:href="http://www.ncleg.net/gascripts/counties/counties.pl?county=Robeson" xlink:type="simple">Robeson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2.pdf" xlink:type="simple">District 12</text:a></text:p>
          </table:table-cell>
          <table:table-cell office:value-type="string" calcext:value-type="string">
            <text:p><text:a xlink:href="http://www.ncleg.net/gascripts/members/viewMember.pl?sChamber=House&amp;nUserID=672" xlink:type="simple">George Graham</text:a></text:p>
          </table:table-cell>
          <table:table-cell office:value-type="string" calcext:value-type="string">
            <text:p><text:a xlink:href="http://www.ncleg.net/gascripts/counties/counties.pl?county=Craven" xlink:type="simple">Craven</text:a>, <text:a xlink:href="http://www.ncleg.net/gascripts/counties/counties.pl?county=Greene" xlink:type="simple">Greene</text:a>, <text:a xlink:href="http://www.ncleg.net/gascripts/counties/counties.pl?county=Lenoir" xlink:type="simple">Lenoir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20.pdf" xlink:type="simple">District 20</text:a></text:p>
          </table:table-cell>
          <table:table-cell office:value-type="string" calcext:value-type="string">
            <text:p><text:a xlink:href="http://www.ncleg.net/gascripts/members/viewMember.pl?sChamber=House&amp;nUserID=709" xlink:type="simple">Holly Grange</text:a></text:p>
          </table:table-cell>
          <table:table-cell office:value-type="string" calcext:value-type="string">
            <text:p><text:a xlink:href="http://www.ncleg.net/gascripts/counties/counties.pl?county=New%20Hanover" xlink:type="simple">New Hanover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7.pdf" xlink:type="simple">District 87</text:a></text:p>
          </table:table-cell>
          <table:table-cell office:value-type="string" calcext:value-type="string">
            <text:p><text:a xlink:href="http://www.ncleg.net/gascripts/members/viewMember.pl?sChamber=House&amp;nUserID=719" xlink:type="simple">Destin Hall</text:a></text:p>
          </table:table-cell>
          <table:table-cell office:value-type="string" calcext:value-type="string">
            <text:p><text:a xlink:href="http://www.ncleg.net/gascripts/counties/counties.pl?county=Caldwell" xlink:type="simple">Caldwell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1.pdf" xlink:type="simple">District 11</text:a></text:p>
          </table:table-cell>
          <table:table-cell office:value-type="string" calcext:value-type="string">
            <text:p><text:a xlink:href="http://www.ncleg.net/gascripts/members/viewMember.pl?sChamber=House&amp;nUserID=679" xlink:type="simple">Duane Hall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1.pdf" xlink:type="simple">District 91</text:a></text:p>
          </table:table-cell>
          <table:table-cell office:value-type="string" calcext:value-type="string">
            <text:p><text:a xlink:href="http://www.ncleg.net/gascripts/members/viewMember.pl?sChamber=House&amp;nUserID=704" xlink:type="simple">Kyle Hall</text:a></text:p>
          </table:table-cell>
          <table:table-cell office:value-type="string" calcext:value-type="string">
            <text:p><text:a xlink:href="http://www.ncleg.net/gascripts/counties/counties.pl?county=Rockingham" xlink:type="simple">Rockingham</text:a>, <text:a xlink:href="http://www.ncleg.net/gascripts/counties/counties.pl?county=Stokes" xlink:type="simple">Stokes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9.pdf" xlink:type="simple">District 29</text:a></text:p>
          </table:table-cell>
          <table:table-cell office:value-type="string" calcext:value-type="string">
            <text:p><text:a xlink:href="http://www.ncleg.net/gascripts/members/viewMember.pl?sChamber=House&amp;nUserID=572" xlink:type="simple">Larry D. Hall</text:a> [ Resigned 01/16/2017 ]</text:p>
          </table:table-cell>
          <table:table-cell office:value-type="string" calcext:value-type="string">
            <text:p><text:a xlink:href="http://www.ncleg.net/gascripts/counties/counties.pl?county=Durham" xlink:type="simple">Durham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8.pdf" xlink:type="simple">District 18</text:a></text:p>
          </table:table-cell>
          <table:table-cell office:value-type="string" calcext:value-type="string">
            <text:p><text:a xlink:href="http://www.ncleg.net/gascripts/members/viewMember.pl?sChamber=House&amp;nUserID=617" xlink:type="simple">Susi H. Hamilton</text:a> [ Resigned 01/26/2017 ]</text:p>
          </table:table-cell>
          <table:table-cell office:value-type="string" calcext:value-type="string">
            <text:p><text:a xlink:href="http://www.ncleg.net/gascripts/counties/counties.pl?county=Brunswick" xlink:type="simple">Brunswick</text:a>, <text:a xlink:href="http://www.ncleg.net/gascripts/counties/counties.pl?county=New%20Hanover" xlink:type="simple">New Hanover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72.pdf" xlink:type="simple">District 72</text:a></text:p>
          </table:table-cell>
          <table:table-cell office:value-type="string" calcext:value-type="string">
            <text:p><text:a xlink:href="http://www.ncleg.net/gascripts/members/viewMember.pl?sChamber=House&amp;nUserID=674" xlink:type="simple">Edward Hanes, Jr.</text:a></text:p>
          </table:table-cell>
          <table:table-cell office:value-type="string" calcext:value-type="string">
            <text:p><text:a xlink:href="http://www.ncleg.net/gascripts/counties/counties.pl?county=Forsyth" xlink:type="simple">Forsyth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59.pdf" xlink:type="simple">District 59</text:a></text:p>
          </table:table-cell>
          <table:table-cell office:value-type="string" calcext:value-type="string">
            <text:p><text:a xlink:href="http://www.ncleg.net/gascripts/members/viewMember.pl?sChamber=House&amp;nUserID=645" xlink:type="simple">Jon Hardister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57.pdf" xlink:type="simple">District 57</text:a></text:p>
          </table:table-cell>
          <table:table-cell office:value-type="string" calcext:value-type="string">
            <text:p><text:a xlink:href="http://www.ncleg.net/gascripts/members/viewMember.pl?sChamber=House&amp;nUserID=504" xlink:type="simple">Pricey Harrison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0.pdf" xlink:type="simple">District 110</text:a></text:p>
          </table:table-cell>
          <table:table-cell office:value-type="string" calcext:value-type="string">
            <text:p><text:a xlink:href="http://www.ncleg.net/gascripts/members/viewMember.pl?sChamber=House&amp;nUserID=618" xlink:type="simple">Kelly E. Hastings</text:a></text:p>
          </table:table-cell>
          <table:table-cell office:value-type="string" calcext:value-type="string">
            <text:p><text:a xlink:href="http://www.ncleg.net/gascripts/counties/counties.pl?county=Cleveland" xlink:type="simple">Cleveland</text:a>, <text:a xlink:href="http://www.ncleg.net/gascripts/counties/counties.pl?county=Gaston" xlink:type="simple">Gaston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3.pdf" xlink:type="simple">District 113</text:a></text:p>
          </table:table-cell>
          <table:table-cell office:value-type="string" calcext:value-type="string">
            <text:p><text:a xlink:href="http://www.ncleg.net/gascripts/members/viewMember.pl?sChamber=House&amp;nUserID=720" xlink:type="simple">Cody Henson</text:a></text:p>
          </table:table-cell>
          <table:table-cell office:value-type="string" calcext:value-type="string">
            <text:p><text:a xlink:href="http://www.ncleg.net/gascripts/counties/counties.pl?county=Henderson" xlink:type="simple">Henderson</text:a>, <text:a xlink:href="http://www.ncleg.net/gascripts/counties/counties.pl?county=Polk" xlink:type="simple">Polk</text:a>, <text:a xlink:href="http://www.ncleg.net/gascripts/counties/counties.pl?county=Transylvania" xlink:type="simple">Transylvania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8.pdf" xlink:type="simple">District 38</text:a></text:p>
          </table:table-cell>
          <table:table-cell office:value-type="string" calcext:value-type="string">
            <text:p><text:a xlink:href="http://www.ncleg.net/gascripts/members/viewMember.pl?sChamber=House&amp;nUserID=650" xlink:type="simple">Yvonne Lewis Holley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8.pdf" xlink:type="simple">District 68</text:a></text:p>
          </table:table-cell>
          <table:table-cell office:value-type="string" calcext:value-type="string">
            <text:p><text:a xlink:href="http://www.ncleg.net/gascripts/members/viewMember.pl?sChamber=House&amp;nUserID=604" xlink:type="simple">D. Craig Horn</text:a></text:p>
          </table:table-cell>
          <table:table-cell office:value-type="string" calcext:value-type="string">
            <text:p><text:a xlink:href="http://www.ncleg.net/gascripts/counties/counties.pl?county=Union" xlink:type="simple">Uni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9.pdf" xlink:type="simple">District 79</text:a></text:p>
          </table:table-cell>
          <table:table-cell office:value-type="string" calcext:value-type="string">
            <text:p><text:a xlink:href="http://www.ncleg.net/gascripts/members/viewMember.pl?sChamber=House&amp;nUserID=53" xlink:type="simple">Julia C. Howard</text:a></text:p>
          </table:table-cell>
          <table:table-cell office:value-type="string" calcext:value-type="string">
            <text:p><text:a xlink:href="http://www.ncleg.net/gascripts/counties/counties.pl?county=Davie" xlink:type="simple">Davie</text:a>, <text:a xlink:href="http://www.ncleg.net/gascripts/counties/counties.pl?county=Forsyth" xlink:type="simple">Forsyth</text:a></text:p>
          </table:table-cell>
        </table:table-row>
        <table:table-row table:style-name="ro3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5.pdf" xlink:type="simple">District 5</text:a></text:p>
          </table:table-cell>
          <table:table-cell office:value-type="string" calcext:value-type="string">
            <text:p><text:a xlink:href="http://www.ncleg.net/gascripts/members/viewMember.pl?sChamber=House&amp;nUserID=692" xlink:type="simple">Howard J. Hunter, III</text:a></text:p>
          </table:table-cell>
          <table:table-cell office:value-type="string" calcext:value-type="string">
            <text:p><text:a xlink:href="http://www.ncleg.net/gascripts/counties/counties.pl?county=Bertie" xlink:type="simple">Bertie</text:a>, <text:a xlink:href="http://www.ncleg.net/gascripts/counties/counties.pl?county=Gates" xlink:type="simple">Gates</text:a>, <text:a xlink:href="http://www.ncleg.net/gascripts/counties/counties.pl?county=Hertford" xlink:type="simple">Hertford</text:a>, <text:a xlink:href="http://www.ncleg.net/gascripts/counties/counties.pl?county=Pasquotank" xlink:type="simple">Pasquotank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0.pdf" xlink:type="simple">District 70</text:a></text:p>
          </table:table-cell>
          <table:table-cell office:value-type="string" calcext:value-type="string">
            <text:p><text:a xlink:href="http://www.ncleg.net/gascripts/members/viewMember.pl?sChamber=House&amp;nUserID=560" xlink:type="simple">Pat B. Hurley</text:a></text:p>
          </table:table-cell>
          <table:table-cell office:value-type="string" calcext:value-type="string">
            <text:p><text:a xlink:href="http://www.ncleg.net/gascripts/counties/counties.pl?county=Randolph" xlink:type="simple">Randolph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7.pdf" xlink:type="simple">District 17</text:a></text:p>
          </table:table-cell>
          <table:table-cell office:value-type="string" calcext:value-type="string">
            <text:p><text:a xlink:href="http://www.ncleg.net/gascripts/members/viewMember.pl?sChamber=House&amp;nUserID=598" xlink:type="simple">Frank Iler</text:a></text:p>
          </table:table-cell>
          <table:table-cell office:value-type="string" calcext:value-type="string">
            <text:p><text:a xlink:href="http://www.ncleg.net/gascripts/counties/counties.pl?county=Brunswick" xlink:type="simple">Brunswick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56.pdf" xlink:type="simple">District 56</text:a></text:p>
          </table:table-cell>
          <table:table-cell office:value-type="string" calcext:value-type="string">
            <text:p><text:a xlink:href="http://www.ncleg.net/gascripts/members/viewMember.pl?sChamber=House&amp;nUserID=46" xlink:type="simple">Verla Insko</text:a></text:p>
          </table:table-cell>
          <table:table-cell office:value-type="string" calcext:value-type="string">
            <text:p><text:a xlink:href="http://www.ncleg.net/gascripts/counties/counties.pl?county=Orange" xlink:type="simple">Orang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9.pdf" xlink:type="simple">District 39</text:a></text:p>
          </table:table-cell>
          <table:table-cell office:value-type="string" calcext:value-type="string">
            <text:p><text:a xlink:href="http://www.ncleg.net/gascripts/members/viewMember.pl?sChamber=House&amp;nUserID=595" xlink:type="simple">Darren G. Jackson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0.pdf" xlink:type="simple">District 40</text:a></text:p>
          </table:table-cell>
          <table:table-cell office:value-type="string" calcext:value-type="string">
            <text:p><text:a xlink:href="http://www.ncleg.net/gascripts/members/viewMember.pl?sChamber=House&amp;nUserID=722" xlink:type="simple">Joe John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3.pdf" xlink:type="simple">District 83</text:a></text:p>
          </table:table-cell>
          <table:table-cell office:value-type="string" calcext:value-type="string">
            <text:p><text:a xlink:href="http://www.ncleg.net/gascripts/members/viewMember.pl?sChamber=House&amp;nUserID=292" xlink:type="simple">Linda P. Johnson</text:a></text:p>
          </table:table-cell>
          <table:table-cell office:value-type="string" calcext:value-type="string">
            <text:p><text:a xlink:href="http://www.ncleg.net/gascripts/counties/counties.pl?county=Cabarrus" xlink:type="simple">Cabarrus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5.pdf" xlink:type="simple">District 65</text:a></text:p>
          </table:table-cell>
          <table:table-cell office:value-type="string" calcext:value-type="string">
            <text:p><text:a xlink:href="http://www.ncleg.net/gascripts/members/viewMember.pl?sChamber=House&amp;nUserID=620" xlink:type="simple">Bert Jones</text:a></text:p>
          </table:table-cell>
          <table:table-cell office:value-type="string" calcext:value-type="string">
            <text:p><text:a xlink:href="http://www.ncleg.net/gascripts/counties/counties.pl?county=Caswell" xlink:type="simple">Caswell</text:a>, <text:a xlink:href="http://www.ncleg.net/gascripts/counties/counties.pl?county=Rockingham" xlink:type="simple">Rockingham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46.pdf" xlink:type="simple">District 46</text:a></text:p>
          </table:table-cell>
          <table:table-cell office:value-type="string" calcext:value-type="string">
            <text:p><text:a xlink:href="http://www.ncleg.net/gascripts/members/viewMember.pl?sChamber=House&amp;nUserID=723" xlink:type="simple">Brenden H. Jones</text:a></text:p>
          </table:table-cell>
          <table:table-cell office:value-type="string" calcext:value-type="string">
            <text:p><text:a xlink:href="http://www.ncleg.net/gascripts/counties/counties.pl?county=Bladen" xlink:type="simple">Bladen</text:a>, <text:a xlink:href="http://www.ncleg.net/gascripts/counties/counties.pl?county=Columbus" xlink:type="simple">Columbus</text:a>, <text:a xlink:href="http://www.ncleg.net/gascripts/counties/counties.pl?county=Robeson" xlink:type="simple">Robes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3.pdf" xlink:type="simple">District 93</text:a></text:p>
          </table:table-cell>
          <table:table-cell office:value-type="string" calcext:value-type="string">
            <text:p><text:a xlink:href="http://www.ncleg.net/gascripts/members/viewMember.pl?sChamber=House&amp;nUserID=621" xlink:type="simple">Jonathan C. Jordan</text:a></text:p>
          </table:table-cell>
          <table:table-cell office:value-type="string" calcext:value-type="string">
            <text:p><text:a xlink:href="http://www.ncleg.net/gascripts/counties/counties.pl?county=Ashe" xlink:type="simple">Ashe</text:a>, <text:a xlink:href="http://www.ncleg.net/gascripts/counties/counties.pl?county=Watauga" xlink:type="simple">Watauga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5.pdf" xlink:type="simple">District 75</text:a></text:p>
          </table:table-cell>
          <table:table-cell office:value-type="string" calcext:value-type="string">
            <text:p><text:a xlink:href="http://www.ncleg.net/gascripts/members/viewMember.pl?sChamber=House&amp;nUserID=646" xlink:type="simple">Donny Lambeth</text:a></text:p>
          </table:table-cell>
          <table:table-cell office:value-type="string" calcext:value-type="string">
            <text:p><text:a xlink:href="http://www.ncleg.net/gascripts/counties/counties.pl?county=Forsyth" xlink:type="simple">Forsyth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0.pdf" xlink:type="simple">District 30</text:a></text:p>
          </table:table-cell>
          <table:table-cell office:value-type="string" calcext:value-type="string">
            <text:p><text:a xlink:href="http://www.ncleg.net/gascripts/members/viewMember.pl?sChamber=House&amp;nUserID=729" xlink:type="simple">Philip A. Lehman</text:a></text:p>
          </table:table-cell>
          <table:table-cell office:value-type="string" calcext:value-type="string">
            <text:p><text:a xlink:href="http://www.ncleg.net/gascripts/counties/counties.pl?county=Durham" xlink:type="simple">Durham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53.pdf" xlink:type="simple">District 53</text:a></text:p>
          </table:table-cell>
          <table:table-cell office:value-type="string" calcext:value-type="string">
            <text:p><text:a xlink:href="http://www.ncleg.net/gascripts/members/viewMember.pl?sChamber=House&amp;nUserID=389" xlink:type="simple">David R. Lewis</text:a></text:p>
          </table:table-cell>
          <table:table-cell office:value-type="string" calcext:value-type="string">
            <text:p><text:a xlink:href="http://www.ncleg.net/gascripts/counties/counties.pl?county=Harnett" xlink:type="simple">Harnett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2.pdf" xlink:type="simple">District 42</text:a></text:p>
          </table:table-cell>
          <table:table-cell office:value-type="string" calcext:value-type="string">
            <text:p><text:a xlink:href="http://www.ncleg.net/gascripts/members/viewMember.pl?sChamber=House&amp;nUserID=216" xlink:type="simple">Marvin W. Lucas</text:a></text:p>
          </table:table-cell>
          <table:table-cell office:value-type="string" calcext:value-type="string">
            <text:p><text:a xlink:href="http://www.ncleg.net/gascripts/counties/counties.pl?county=Cumberland" xlink:type="simple">Cumberlan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35.pdf" xlink:type="simple">District 35</text:a></text:p>
          </table:table-cell>
          <table:table-cell office:value-type="string" calcext:value-type="string">
            <text:p><text:a xlink:href="http://www.ncleg.net/gascripts/members/viewMember.pl?sChamber=House&amp;nUserID=648" xlink:type="simple">Chris Malone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4.pdf" xlink:type="simple">District 34</text:a></text:p>
          </table:table-cell>
          <table:table-cell office:value-type="string" calcext:value-type="string">
            <text:p><text:a xlink:href="http://www.ncleg.net/gascripts/members/viewMember.pl?sChamber=House&amp;nUserID=487" xlink:type="simple">Grier Martin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.pdf" xlink:type="simple">District 8</text:a></text:p>
          </table:table-cell>
          <table:table-cell office:value-type="string" calcext:value-type="string">
            <text:p><text:a xlink:href="http://www.ncleg.net/gascripts/members/viewMember.pl?sChamber=House&amp;nUserID=667" xlink:type="simple">Susan Martin</text:a></text:p>
          </table:table-cell>
          <table:table-cell office:value-type="string" calcext:value-type="string">
            <text:p><text:a xlink:href="http://www.ncleg.net/gascripts/counties/counties.pl?county=Pitt" xlink:type="simple">Pitt</text:a>, <text:a xlink:href="http://www.ncleg.net/gascripts/counties/counties.pl?county=Wilson" xlink:type="simple">Wils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3.pdf" xlink:type="simple">District 13</text:a></text:p>
          </table:table-cell>
          <table:table-cell office:value-type="string" calcext:value-type="string">
            <text:p><text:a xlink:href="http://www.ncleg.net/gascripts/members/viewMember.pl?sChamber=House&amp;nUserID=570" xlink:type="simple">Pat McElraft</text:a></text:p>
          </table:table-cell>
          <table:table-cell office:value-type="string" calcext:value-type="string">
            <text:p><text:a xlink:href="http://www.ncleg.net/gascripts/counties/counties.pl?county=Carteret" xlink:type="simple">Carteret</text:a>, <text:a xlink:href="http://www.ncleg.net/gascripts/counties/counties.pl?county=Jones" xlink:type="simple">Jones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7.pdf" xlink:type="simple">District 117</text:a></text:p>
          </table:table-cell>
          <table:table-cell office:value-type="string" calcext:value-type="string">
            <text:p><text:a xlink:href="http://www.ncleg.net/gascripts/members/viewMember.pl?sChamber=House&amp;nUserID=605" xlink:type="simple">Chuck McGrady</text:a></text:p>
          </table:table-cell>
          <table:table-cell office:value-type="string" calcext:value-type="string">
            <text:p><text:a xlink:href="http://www.ncleg.net/gascripts/counties/counties.pl?county=Henderson" xlink:type="simple">Henderson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8.pdf" xlink:type="simple">District 78</text:a></text:p>
          </table:table-cell>
          <table:table-cell office:value-type="string" calcext:value-type="string">
            <text:p><text:a xlink:href="http://www.ncleg.net/gascripts/members/viewMember.pl?sChamber=House&amp;nUserID=635" xlink:type="simple">Allen McNeill</text:a></text:p>
          </table:table-cell>
          <table:table-cell office:value-type="string" calcext:value-type="string">
            <text:p><text:a xlink:href="http://www.ncleg.net/gascripts/counties/counties.pl?county=Moore" xlink:type="simple">Moore</text:a>, <text:a xlink:href="http://www.ncleg.net/gascripts/counties/counties.pl?county=Randolph" xlink:type="simple">Randolph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50.pdf" xlink:type="simple">District 50</text:a></text:p>
          </table:table-cell>
          <table:table-cell office:value-type="string" calcext:value-type="string">
            <text:p><text:a xlink:href="http://www.ncleg.net/gascripts/members/viewMember.pl?sChamber=House&amp;nUserID=683" xlink:type="simple">Graig R. Meyer</text:a></text:p>
          </table:table-cell>
          <table:table-cell office:value-type="string" calcext:value-type="string">
            <text:p><text:a xlink:href="http://www.ncleg.net/gascripts/counties/counties.pl?county=Durham" xlink:type="simple">Durham</text:a>, <text:a xlink:href="http://www.ncleg.net/gascripts/counties/counties.pl?county=Orange" xlink:type="simple">Orang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31.pdf" xlink:type="simple">District 31</text:a></text:p>
          </table:table-cell>
          <table:table-cell office:value-type="string" calcext:value-type="string">
            <text:p><text:a xlink:href="http://www.ncleg.net/gascripts/members/viewMember.pl?sChamber=House&amp;nUserID=71" xlink:type="simple">Henry M. Michaux, Jr.</text:a></text:p>
          </table:table-cell>
          <table:table-cell office:value-type="string" calcext:value-type="string">
            <text:p><text:a xlink:href="http://www.ncleg.net/gascripts/counties/counties.pl?county=Durham" xlink:type="simple">Durham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6.pdf" xlink:type="simple">District 16</text:a></text:p>
          </table:table-cell>
          <table:table-cell office:value-type="string" calcext:value-type="string">
            <text:p><text:a xlink:href="http://www.ncleg.net/gascripts/members/viewMember.pl?sChamber=House&amp;nUserID=639" xlink:type="simple">Chris Millis</text:a></text:p>
          </table:table-cell>
          <table:table-cell office:value-type="string" calcext:value-type="string">
            <text:p><text:a xlink:href="http://www.ncleg.net/gascripts/counties/counties.pl?county=Onslow" xlink:type="simple">Onslow</text:a>, <text:a xlink:href="http://www.ncleg.net/gascripts/counties/counties.pl?county=Pender" xlink:type="simple">Pender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99.pdf" xlink:type="simple">District 99</text:a></text:p>
          </table:table-cell>
          <table:table-cell office:value-type="string" calcext:value-type="string">
            <text:p><text:a xlink:href="http://www.ncleg.net/gascripts/members/viewMember.pl?sChamber=House&amp;nUserID=624" xlink:type="simple">Rodney W. Moore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1.pdf" xlink:type="simple">District 111</text:a></text:p>
          </table:table-cell>
          <table:table-cell office:value-type="string" calcext:value-type="string">
            <text:p><text:a xlink:href="http://www.ncleg.net/gascripts/members/viewMember.pl?sChamber=House&amp;nUserID=339" xlink:type="simple">Tim Moore</text:a></text:p>
          </table:table-cell>
          <table:table-cell office:value-type="string" calcext:value-type="string">
            <text:p><text:a xlink:href="http://www.ncleg.net/gascripts/counties/counties.pl?county=Cleveland" xlink:type="simple">Clevelan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.pdf" xlink:type="simple">District 9</text:a></text:p>
          </table:table-cell>
          <table:table-cell office:value-type="string" calcext:value-type="string">
            <text:p><text:a xlink:href="http://www.ncleg.net/gascripts/members/viewMember.pl?sChamber=House&amp;nUserID=703" xlink:type="simple">Gregory F. Murphy, MD</text:a></text:p>
          </table:table-cell>
          <table:table-cell office:value-type="string" calcext:value-type="string">
            <text:p><text:a xlink:href="http://www.ncleg.net/gascripts/counties/counties.pl?county=Pitt" xlink:type="simple">Pitt</text:a></text:p>
          </table:table-cell>
        </table:table-row>
        <table:table-row table:style-name="ro6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8.pdf" xlink:type="simple">District 48</text:a></text:p>
          </table:table-cell>
          <table:table-cell office:value-type="string" calcext:value-type="string">
            <text:p><text:a xlink:href="http://www.ncleg.net/gascripts/members/viewMember.pl?sChamber=House&amp;nUserID=497" xlink:type="simple">Garland E. Pierce</text:a></text:p>
          </table:table-cell>
          <table:table-cell office:value-type="string" calcext:value-type="string">
            <text:p><text:a xlink:href="http://www.ncleg.net/gascripts/counties/counties.pl?county=Hoke" xlink:type="simple">Hoke</text:a>, <text:a xlink:href="http://www.ncleg.net/gascripts/counties/counties.pl?county=Richmond" xlink:type="simple">Richmond</text:a>, <text:a xlink:href="http://www.ncleg.net/gascripts/counties/counties.pl?county=Robeson" xlink:type="simple">Robeson</text:a>, <text:a xlink:href="http://www.ncleg.net/gascripts/counties/counties.pl?county=Scotland" xlink:type="simple">Scotlan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2.pdf" xlink:type="simple">District 82</text:a></text:p>
          </table:table-cell>
          <table:table-cell office:value-type="string" calcext:value-type="string">
            <text:p><text:a xlink:href="http://www.ncleg.net/gascripts/members/viewMember.pl?sChamber=House&amp;nUserID=633" xlink:type="simple">Larry G. Pittman</text:a></text:p>
          </table:table-cell>
          <table:table-cell office:value-type="string" calcext:value-type="string">
            <text:p><text:a xlink:href="http://www.ncleg.net/gascripts/counties/counties.pl?county=Cabarrus" xlink:type="simple">Cabarrus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1.pdf" xlink:type="simple">District 81</text:a></text:p>
          </table:table-cell>
          <table:table-cell office:value-type="string" calcext:value-type="string">
            <text:p><text:a xlink:href="http://www.ncleg.net/gascripts/members/viewMember.pl?sChamber=House&amp;nUserID=724" xlink:type="simple">Larry W. Potts</text:a></text:p>
          </table:table-cell>
          <table:table-cell office:value-type="string" calcext:value-type="string">
            <text:p><text:a xlink:href="http://www.ncleg.net/gascripts/counties/counties.pl?county=Davidson" xlink:type="simple">Davidson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8.pdf" xlink:type="simple">District 118</text:a></text:p>
          </table:table-cell>
          <table:table-cell office:value-type="string" calcext:value-type="string">
            <text:p><text:a xlink:href="http://www.ncleg.net/gascripts/members/viewMember.pl?sChamber=House&amp;nUserID=670" xlink:type="simple">Michele D. Presnell</text:a></text:p>
          </table:table-cell>
          <table:table-cell office:value-type="string" calcext:value-type="string">
            <text:p><text:a xlink:href="http://www.ncleg.net/gascripts/counties/counties.pl?county=Haywood" xlink:type="simple">Haywood</text:a>, <text:a xlink:href="http://www.ncleg.net/gascripts/counties/counties.pl?county=Madison" xlink:type="simple">Madison</text:a>, <text:a xlink:href="http://www.ncleg.net/gascripts/counties/counties.pl?county=Yancey" xlink:type="simple">Yancey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58.pdf" xlink:type="simple">District 58</text:a></text:p>
          </table:table-cell>
          <table:table-cell office:value-type="string" calcext:value-type="string">
            <text:p><text:a xlink:href="http://www.ncleg.net/gascripts/members/viewMember.pl?sChamber=House&amp;nUserID=725" xlink:type="simple">Amos L. Quick, III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54.pdf" xlink:type="simple">District 54</text:a></text:p>
          </table:table-cell>
          <table:table-cell office:value-type="string" calcext:value-type="string">
            <text:p><text:a xlink:href="http://www.ncleg.net/gascripts/members/viewMember.pl?sChamber=House&amp;nUserID=684" xlink:type="simple">Robert T. Reives, II</text:a></text:p>
          </table:table-cell>
          <table:table-cell office:value-type="string" calcext:value-type="string">
            <text:p><text:a xlink:href="http://www.ncleg.net/gascripts/counties/counties.pl?county=Chatham" xlink:type="simple">Chatham</text:a>, <text:a xlink:href="http://www.ncleg.net/gascripts/counties/counties.pl?county=Lee" xlink:type="simple">Le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7.pdf" xlink:type="simple">District 7</text:a></text:p>
          </table:table-cell>
          <table:table-cell office:value-type="string" calcext:value-type="string">
            <text:p><text:a xlink:href="http://www.ncleg.net/gascripts/members/viewMember.pl?sChamber=House&amp;nUserID=680" xlink:type="simple">Bobbie Richardson</text:a></text:p>
          </table:table-cell>
          <table:table-cell office:value-type="string" calcext:value-type="string">
            <text:p><text:a xlink:href="http://www.ncleg.net/gascripts/counties/counties.pl?county=Franklin" xlink:type="simple">Franklin</text:a>, <text:a xlink:href="http://www.ncleg.net/gascripts/counties/counties.pl?county=Nash" xlink:type="simple">Nash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44.pdf" xlink:type="simple">District 44</text:a></text:p>
          </table:table-cell>
          <table:table-cell office:value-type="string" calcext:value-type="string">
            <text:p><text:a xlink:href="http://www.ncleg.net/gascripts/members/viewMember.pl?sChamber=House&amp;nUserID=702" xlink:type="simple">William O. Richardson</text:a></text:p>
          </table:table-cell>
          <table:table-cell office:value-type="string" calcext:value-type="string">
            <text:p><text:a xlink:href="http://www.ncleg.net/gascripts/counties/counties.pl?county=Cumberland" xlink:type="simple">Cumberlan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4.pdf" xlink:type="simple">District 64</text:a></text:p>
          </table:table-cell>
          <table:table-cell office:value-type="string" calcext:value-type="string">
            <text:p><text:a xlink:href="http://www.ncleg.net/gascripts/members/viewMember.pl?sChamber=House&amp;nUserID=665" xlink:type="simple">Dennis Riddell</text:a></text:p>
          </table:table-cell>
          <table:table-cell office:value-type="string" calcext:value-type="string">
            <text:p><text:a xlink:href="http://www.ncleg.net/gascripts/counties/counties.pl?county=Alamance" xlink:type="simple">Alamance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12.pdf" xlink:type="simple">District 112</text:a></text:p>
          </table:table-cell>
          <table:table-cell office:value-type="string" calcext:value-type="string">
            <text:p><text:a xlink:href="http://www.ncleg.net/gascripts/members/viewMember.pl?sChamber=House&amp;nUserID=707" xlink:type="simple">David Rogers</text:a></text:p>
          </table:table-cell>
          <table:table-cell office:value-type="string" calcext:value-type="string">
            <text:p><text:a xlink:href="http://www.ncleg.net/gascripts/counties/counties.pl?county=Burke" xlink:type="simple">Burke</text:a>, <text:a xlink:href="http://www.ncleg.net/gascripts/counties/counties.pl?county=Rutherford" xlink:type="simple">Rutherford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63.pdf" xlink:type="simple">District 63</text:a></text:p>
          </table:table-cell>
          <table:table-cell office:value-type="string" calcext:value-type="string">
            <text:p><text:a xlink:href="http://www.ncleg.net/gascripts/members/viewMember.pl?sChamber=House&amp;nUserID=664" xlink:type="simple">Stephen M. Ross</text:a></text:p>
          </table:table-cell>
          <table:table-cell office:value-type="string" calcext:value-type="string">
            <text:p><text:a xlink:href="http://www.ncleg.net/gascripts/counties/counties.pl?county=Alamance" xlink:type="simple">Alamanc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7.pdf" xlink:type="simple">District 97</text:a></text:p>
          </table:table-cell>
          <table:table-cell office:value-type="string" calcext:value-type="string">
            <text:p><text:a xlink:href="http://www.ncleg.net/gascripts/members/viewMember.pl?sChamber=House&amp;nUserID=632" xlink:type="simple">Jason Saine</text:a></text:p>
          </table:table-cell>
          <table:table-cell office:value-type="string" calcext:value-type="string">
            <text:p><text:a xlink:href="http://www.ncleg.net/gascripts/counties/counties.pl?county=Lincoln" xlink:type="simple">Lincol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51.pdf" xlink:type="simple">District 51</text:a></text:p>
          </table:table-cell>
          <table:table-cell office:value-type="string" calcext:value-type="string">
            <text:p><text:a xlink:href="http://www.ncleg.net/gascripts/members/viewMember.pl?sChamber=House&amp;nUserID=393" xlink:type="simple">John Sauls</text:a></text:p>
          </table:table-cell>
          <table:table-cell office:value-type="string" calcext:value-type="string">
            <text:p><text:a xlink:href="http://www.ncleg.net/gascripts/counties/counties.pl?county=Harnett" xlink:type="simple">Harnett</text:a>, <text:a xlink:href="http://www.ncleg.net/gascripts/counties/counties.pl?county=Lee" xlink:type="simple">Le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9.pdf" xlink:type="simple">District 89</text:a></text:p>
          </table:table-cell>
          <table:table-cell office:value-type="string" calcext:value-type="string">
            <text:p><text:a xlink:href="http://www.ncleg.net/gascripts/members/viewMember.pl?sChamber=House&amp;nUserID=149" xlink:type="simple">Mitchell S. Setzer</text:a></text:p>
          </table:table-cell>
          <table:table-cell office:value-type="string" calcext:value-type="string">
            <text:p><text:a xlink:href="http://www.ncleg.net/gascripts/counties/counties.pl?county=Catawba" xlink:type="simple">Catawba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5.pdf" xlink:type="simple">District 15</text:a></text:p>
          </table:table-cell>
          <table:table-cell office:value-type="string" calcext:value-type="string">
            <text:p><text:a xlink:href="http://www.ncleg.net/gascripts/members/viewMember.pl?sChamber=House&amp;nUserID=628" xlink:type="simple">Phil Shepard</text:a></text:p>
          </table:table-cell>
          <table:table-cell office:value-type="string" calcext:value-type="string">
            <text:p><text:a xlink:href="http://www.ncleg.net/gascripts/counties/counties.pl?county=Onslow" xlink:type="simple">Onslow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3.pdf" xlink:type="simple">District 3</text:a></text:p>
          </table:table-cell>
          <table:table-cell office:value-type="string" calcext:value-type="string">
            <text:p><text:a xlink:href="http://www.ncleg.net/gascripts/members/viewMember.pl?sChamber=House&amp;nUserID=671" xlink:type="simple">Michael Speciale</text:a></text:p>
          </table:table-cell>
          <table:table-cell office:value-type="string" calcext:value-type="string">
            <text:p><text:a xlink:href="http://www.ncleg.net/gascripts/counties/counties.pl?county=Beaufort" xlink:type="simple">Beaufort</text:a>, <text:a xlink:href="http://www.ncleg.net/gascripts/counties/counties.pl?county=Craven" xlink:type="simple">Craven</text:a>, <text:a xlink:href="http://www.ncleg.net/gascripts/counties/counties.pl?county=Pamlico" xlink:type="simple">Pamlico</text:a></text:p>
          </table:table-cell>
        </table:table-row>
        <table:table-row table:style-name="ro7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.pdf" xlink:type="simple">District 1</text:a></text:p>
          </table:table-cell>
          <table:table-cell office:value-type="string" calcext:value-type="string">
            <text:p><text:a xlink:href="http://www.ncleg.net/gascripts/members/viewMember.pl?sChamber=House&amp;nUserID=666" xlink:type="simple">Bob Steinburg</text:a></text:p>
          </table:table-cell>
          <table:table-cell office:value-type="string" calcext:value-type="string">
            <text:p><text:a xlink:href="http://www.ncleg.net/gascripts/counties/counties.pl?county=Camden" xlink:type="simple">Camden</text:a>, <text:a xlink:href="http://www.ncleg.net/gascripts/counties/counties.pl?county=Chowan" xlink:type="simple">Chowan</text:a>, <text:a xlink:href="http://www.ncleg.net/gascripts/counties/counties.pl?county=Currituck" xlink:type="simple">Currituck</text:a>, <text:a xlink:href="http://www.ncleg.net/gascripts/counties/counties.pl?county=Pasquotank" xlink:type="simple">Pasquotank</text:a>, <text:a xlink:href="http://www.ncleg.net/gascripts/counties/counties.pl?county=Perquimans" xlink:type="simple">Perquimans</text:a>, <text:a xlink:href="http://www.ncleg.net/gascripts/counties/counties.pl?county=Tyrrell" xlink:type="simple">Tyrrell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90.pdf" xlink:type="simple">District 90</text:a></text:p>
          </table:table-cell>
          <table:table-cell office:value-type="string" calcext:value-type="string">
            <text:p><text:a xlink:href="http://www.ncleg.net/gascripts/members/viewMember.pl?sChamber=House&amp;nUserID=592" xlink:type="simple">Sarah Stevens</text:a></text:p>
          </table:table-cell>
          <table:table-cell office:value-type="string" calcext:value-type="string">
            <text:p><text:a xlink:href="http://www.ncleg.net/gascripts/counties/counties.pl?county=Surry" xlink:type="simple">Surry</text:a>, <text:a xlink:href="http://www.ncleg.net/gascripts/counties/counties.pl?county=Wilkes" xlink:type="simple">Wilkes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05.pdf" xlink:type="simple">District 105</text:a></text:p>
          </table:table-cell>
          <table:table-cell office:value-type="string" calcext:value-type="string">
            <text:p><text:a xlink:href="http://www.ncleg.net/gascripts/members/viewMember.pl?sChamber=House&amp;nUserID=706" xlink:type="simple">Scott Stone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28.pdf" xlink:type="simple">District 28</text:a></text:p>
          </table:table-cell>
          <table:table-cell office:value-type="string" calcext:value-type="string">
            <text:p><text:a xlink:href="http://www.ncleg.net/gascripts/members/viewMember.pl?sChamber=House&amp;nUserID=727" xlink:type="simple">Larry C. Strickland</text:a></text:p>
          </table:table-cell>
          <table:table-cell office:value-type="string" calcext:value-type="string">
            <text:p><text:a xlink:href="http://www.ncleg.net/gascripts/counties/counties.pl?county=Johnston" xlink:type="simple">Johnst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45.pdf" xlink:type="simple">District 45</text:a></text:p>
          </table:table-cell>
          <table:table-cell office:value-type="string" calcext:value-type="string">
            <text:p><text:a xlink:href="http://www.ncleg.net/gascripts/members/viewMember.pl?sChamber=House&amp;nUserID=662" xlink:type="simple">John Szoka</text:a></text:p>
          </table:table-cell>
          <table:table-cell office:value-type="string" calcext:value-type="string">
            <text:p><text:a xlink:href="http://www.ncleg.net/gascripts/counties/counties.pl?county=Cumberland" xlink:type="simple">Cumberland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71.pdf" xlink:type="simple">District 71</text:a></text:p>
          </table:table-cell>
          <table:table-cell office:value-type="string" calcext:value-type="string">
            <text:p><text:a xlink:href="http://www.ncleg.net/gascripts/members/viewMember.pl?sChamber=House&amp;nUserID=676" xlink:type="simple">Evelyn Terry</text:a></text:p>
          </table:table-cell>
          <table:table-cell office:value-type="string" calcext:value-type="string">
            <text:p><text:a xlink:href="http://www.ncleg.net/gascripts/counties/counties.pl?county=Forsyth" xlink:type="simple">Forsyth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108.pdf" xlink:type="simple">District 108</text:a></text:p>
          </table:table-cell>
          <table:table-cell office:value-type="string" calcext:value-type="string">
            <text:p><text:a xlink:href="http://www.ncleg.net/gascripts/members/viewMember.pl?sChamber=House&amp;nUserID=606" xlink:type="simple">John A. Torbett</text:a></text:p>
          </table:table-cell>
          <table:table-cell office:value-type="string" calcext:value-type="string">
            <text:p><text:a xlink:href="http://www.ncleg.net/gascripts/counties/counties.pl?county=Gaston" xlink:type="simple">Gast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116.pdf" xlink:type="simple">District 116</text:a></text:p>
          </table:table-cell>
          <table:table-cell office:value-type="string" calcext:value-type="string">
            <text:p><text:a xlink:href="http://www.ncleg.net/gascripts/members/viewMember.pl?sChamber=House&amp;nUserID=696" xlink:type="simple">Brian Turner</text:a></text:p>
          </table:table-cell>
          <table:table-cell office:value-type="string" calcext:value-type="string">
            <text:p><text:a xlink:href="http://www.ncleg.net/gascripts/counties/counties.pl?county=Buncombe" xlink:type="simple">Buncomb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4.pdf" xlink:type="simple">District 84</text:a></text:p>
          </table:table-cell>
          <table:table-cell office:value-type="string" calcext:value-type="string">
            <text:p><text:a xlink:href="http://www.ncleg.net/gascripts/members/viewMember.pl?sChamber=House&amp;nUserID=658" xlink:type="simple">Rena W. Turner</text:a></text:p>
          </table:table-cell>
          <table:table-cell office:value-type="string" calcext:value-type="string">
            <text:p><text:a xlink:href="http://www.ncleg.net/gascripts/counties/counties.pl?county=Iredell" xlink:type="simple">Iredell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7.pdf" xlink:type="simple">District 77</text:a></text:p>
          </table:table-cell>
          <table:table-cell office:value-type="string" calcext:value-type="string">
            <text:p><text:a xlink:href="http://www.ncleg.net/gascripts/members/viewMember.pl?sChamber=House&amp;nUserID=630" xlink:type="simple">Harry Warren</text:a></text:p>
          </table:table-cell>
          <table:table-cell office:value-type="string" calcext:value-type="string">
            <text:p><text:a xlink:href="http://www.ncleg.net/gascripts/counties/counties.pl?county=Rowan" xlink:type="simple">Rowa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80.pdf" xlink:type="simple">District 80</text:a></text:p>
          </table:table-cell>
          <table:table-cell office:value-type="string" calcext:value-type="string">
            <text:p><text:a xlink:href="http://www.ncleg.net/gascripts/members/viewMember.pl?sChamber=House&amp;nUserID=687" xlink:type="simple">Sam Watford</text:a></text:p>
          </table:table-cell>
          <table:table-cell office:value-type="string" calcext:value-type="string">
            <text:p><text:a xlink:href="http://www.ncleg.net/gascripts/counties/counties.pl?county=Davidson" xlink:type="simple">Davids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26.pdf" xlink:type="simple">District 26</text:a></text:p>
          </table:table-cell>
          <table:table-cell office:value-type="string" calcext:value-type="string">
            <text:p><text:a xlink:href="http://www.ncleg.net/gascripts/members/viewMember.pl?sChamber=House&amp;nUserID=728" xlink:type="simple">Donna McDowell White</text:a></text:p>
          </table:table-cell>
          <table:table-cell office:value-type="string" calcext:value-type="string">
            <text:p><text:a xlink:href="http://www.ncleg.net/gascripts/counties/counties.pl?county=Johnston" xlink:type="simple">Johnst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37.pdf" xlink:type="simple">District 37</text:a></text:p>
          </table:table-cell>
          <table:table-cell office:value-type="string" calcext:value-type="string">
            <text:p><text:a xlink:href="http://www.ncleg.net/gascripts/members/viewMember.pl?sChamber=House&amp;nUserID=721" xlink:type="simple">Linda Hunt Williams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3.pdf" xlink:type="simple">District 23</text:a></text:p>
          </table:table-cell>
          <table:table-cell office:value-type="string" calcext:value-type="string">
            <text:p><text:a xlink:href="http://www.ncleg.net/gascripts/members/viewMember.pl?sChamber=House&amp;nUserID=700" xlink:type="simple">Shelly Willingham</text:a></text:p>
          </table:table-cell>
          <table:table-cell office:value-type="string" calcext:value-type="string">
            <text:p><text:a xlink:href="http://www.ncleg.net/gascripts/counties/counties.pl?county=Edgecombe" xlink:type="simple">Edgecombe</text:a>, <text:a xlink:href="http://www.ncleg.net/gascripts/counties/counties.pl?county=Martin" xlink:type="simple">Martin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house/NCHouse_distDetail_27.pdf" xlink:type="simple">District 27</text:a></text:p>
          </table:table-cell>
          <table:table-cell office:value-type="string" calcext:value-type="string">
            <text:p><text:a xlink:href="http://www.ncleg.net/gascripts/members/viewMember.pl?sChamber=House&amp;nUserID=481" xlink:type="simple">Michael H. Wray</text:a></text:p>
          </table:table-cell>
          <table:table-cell office:value-type="string" calcext:value-type="string">
            <text:p><text:a xlink:href="http://www.ncleg.net/gascripts/counties/counties.pl?county=Halifax" xlink:type="simple">Halifax</text:a>, <text:a xlink:href="http://www.ncleg.net/gascripts/counties/counties.pl?county=Northampton" xlink:type="simple">Northampton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2.pdf" xlink:type="simple">District 2</text:a></text:p>
          </table:table-cell>
          <table:table-cell office:value-type="string" calcext:value-type="string">
            <text:p><text:a xlink:href="http://www.ncleg.net/gascripts/members/viewMember.pl?sChamber=House&amp;nUserID=694" xlink:type="simple">Larry Yarborough</text:a></text:p>
          </table:table-cell>
          <table:table-cell office:value-type="string" calcext:value-type="string">
            <text:p><text:a xlink:href="http://www.ncleg.net/gascripts/counties/counties.pl?county=Granville" xlink:type="simple">Granville</text:a>, <text:a xlink:href="http://www.ncleg.net/gascripts/counties/counties.pl?county=Person" xlink:type="simple">Person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house/NCHouse_distDetail_73.pdf" xlink:type="simple">District 73</text:a></text:p>
          </table:table-cell>
          <table:table-cell office:value-type="string" calcext:value-type="string">
            <text:p><text:a xlink:href="http://www.ncleg.net/gascripts/members/viewMember.pl?sChamber=House&amp;nUserID=695" xlink:type="simple">Lee Zachary</text:a></text:p>
          </table:table-cell>
          <table:table-cell office:value-type="string" calcext:value-type="string">
            <text:p><text:a xlink:href="http://www.ncleg.net/gascripts/counties/counties.pl?county=Alexander" xlink:type="simple">Alexander</text:a>, <text:a xlink:href="http://www.ncleg.net/gascripts/counties/counties.pl?county=Wilkes" xlink:type="simple">Wilkes</text:a>, <text:a xlink:href="http://www.ncleg.net/gascripts/counties/counties.pl?county=Yadkin" xlink:type="simple">Yadki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8:05:03.440999064</meta:creation-date>
    <dc:date>2017-03-05T18:08:27.369637334</dc:date>
    <meta:editing-duration>PT3M24S</meta:editing-duration>
    <meta:editing-cycles>1</meta:editing-cycles>
    <meta:generator>LibreOffice/5.1.6.2$Linux_X86_64 LibreOffice_project/10m0$Build-2</meta:generator>
    <meta:document-statistic meta:table-count="1" meta:cell-count="492" meta:object-count="0"/>
  </office:meta>
</office:document-meta>
</file>